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" svg:font-family="Time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style:font-name="Times New Roman" fo:font-size="12pt" style:font-size-asian="10.5pt" style:font-size-complex="12pt"/>
    </style:style>
    <style:style style:name="P4" style:family="paragraph" style:parent-style-name="Standard" style:list-style-name="L1">
      <style:text-properties style:font-name="Times New Roman" fo:font-size="12pt" style:font-size-asian="10.5pt" style:font-size-complex="12pt"/>
    </style:style>
    <style:style style:name="P5" style:family="paragraph" style:parent-style-name="Standard" style:list-style-name="L2">
      <style:text-properties style:font-name="Times New Roman" fo:font-size="12pt" style:font-size-asian="10.5pt" style:font-size-complex="12pt"/>
    </style:style>
    <style:style style:name="P6" style:family="paragraph" style:parent-style-name="Standard" style:list-style-name="L3">
      <style:text-properties style:font-name="Times New Roman" fo:font-size="12pt" style:font-size-asian="10.5pt" style:font-size-complex="12pt"/>
    </style:style>
    <style:style style:name="P7" style:family="paragraph" style:parent-style-name="Standard" style:list-style-name="L4">
      <style:text-properties style:font-name="Times New Roman" fo:font-size="12pt" style:font-size-asian="10.5pt" style:font-size-complex="12pt"/>
    </style:style>
    <style:style style:name="P8" style:family="paragraph" style:parent-style-name="Standard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0.5pt" style:font-size-complex="12pt"/>
    </style:style>
    <style:style style:name="P9" style:family="paragraph" style:parent-style-name="Standard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1" fo:font-size="9.64999961853027pt" fo:letter-spacing="normal" fo:font-style="italic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9.64999961853027pt" fo:letter-spacing="normal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letter-spacing="normal" fo:font-style="italic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letter-spacing="normal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2pt" fo:letter-spacing="normal" fo:font-style="italic" style:text-underline-style="none" fo:font-weight="normal" style:text-blinking="false" fo:background-color="transparent" style:font-size-asian="10.5pt" style:font-size-complex="12pt"/>
    </style:style>
    <style:style style:name="T8" style:family="text">
      <style:text-properties fo:font-variant="normal" fo:text-transform="none" fo:color="#000000" style:text-line-through-style="none" style:font-name="Arial1" fo:font-size="12pt" fo:letter-spacing="normal" fo:font-style="normal" style:text-underline-style="none" fo:font-weight="normal" style:text-blinking="false" fo:background-color="transparent" style:font-size-asian="10.5pt" style:font-size-complex="12pt"/>
    </style:style>
    <style:style style:name="T9" style:family="text">
      <style:text-properties fo:font-variant="normal" fo:text-transform="none" fo:color="#000000" style:text-line-through-style="none" style:font-name="Times" fo:letter-spacing="normal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style:font-name="Times" fo:font-size="12pt" fo:letter-spacing="normal" fo:font-style="normal" style:text-underline-style="none" fo:font-weight="bold" style:text-blinking="false" fo:background-color="transparent" style:font-size-asian="10.5pt" style:font-size-complex="12pt"/>
    </style:style>
    <style:style style:name="T11" style:family="text">
      <style:text-properties fo:font-variant="normal" fo:text-transform="none" fo:color="#000000" style:text-line-through-style="none" fo:font-size="12pt" fo:letter-spacing="normal" fo:font-style="italic" style:text-underline-style="none" fo:font-weight="normal" style:text-blinking="false" fo:background-color="transparent" style:font-size-asian="10.5pt" style:font-size-complex="12pt"/>
    </style:style>
    <style:style style:name="T12" style:family="text">
      <style:text-properties fo:font-variant="normal" fo:text-transform="none" fo:color="#000000" style:text-line-through-style="none" fo:font-size="12pt" fo:letter-spacing="normal" fo:font-style="normal" style:text-underline-style="none" fo:font-weight="bold" style:text-blinking="false" fo:background-color="transparent" style:font-size-asian="10.5pt" style:font-size-complex="12pt"/>
    </style:style>
    <style:style style:name="T13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fo:background-color="transparent" style:font-size-asian="10.5pt" style:font-size-complex="12pt"/>
    </style:style>
    <style:style style:name="T14" style:family="text">
      <style:text-properties fo:font-variant="normal" fo:text-transform="none" fo:color="#000000" style:text-line-through-style="none" style:font-name="Times New Roman" fo:font-size="12pt" fo:letter-spacing="normal" fo:font-style="italic" style:text-underline-style="none" fo:font-weight="normal" style:text-blinking="false" fo:background-color="transparent" style:font-size-asian="10.5pt" style:font-size-complex="12pt"/>
    </style:style>
    <style:style style:name="T1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fo:background-color="transparent" style:font-size-asian="10.5pt" style:font-size-complex="12pt"/>
    </style:style>
    <style:style style:name="T16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0.5pt" style:font-size-complex="12pt"/>
    </style:style>
    <style:style style:name="T17" style:family="text">
      <style:text-properties fo:font-variant="normal" fo:text-transform="none" fo:color="#1155cc" style:font-name="Arial1" fo:font-size="9.64999961853027pt" fo:letter-spacing="normal" fo:font-style="italic" style:text-underline-style="solid" style:text-underline-width="auto" style:text-underline-color="font-color" fo:font-weight="normal" fo:background-color="transparent"/>
    </style:style>
    <style:style style:name="T18" style:family="text">
      <style:text-properties fo:font-variant="normal" fo:text-transform="none" fo:color="#1155cc" style:font-name="Arial1" fo:letter-spacing="normal" fo:font-style="italic" style:text-underline-style="solid" style:text-underline-width="auto" style:text-underline-color="font-color" fo:font-weight="normal" fo:background-color="transparent"/>
    </style:style>
    <style:style style:name="T19" style:family="text">
      <style:text-properties fo:font-variant="normal" fo:text-transform="none" fo:color="#1155cc" style:font-name="Arial1" fo:font-size="12pt" fo:letter-spacing="normal" fo:font-style="italic" style:text-underline-style="solid" style:text-underline-width="auto" style:text-underline-color="font-color" fo:font-weight="normal" fo:background-color="transparent" style:font-size-asian="10.5pt" style:font-size-complex="12pt"/>
    </style:style>
    <style:style style:name="T20" style:family="text">
      <style:text-properties fo:font-variant="normal" fo:text-transform="none" fo:color="#1155cc" fo:font-size="12pt" fo:letter-spacing="normal" fo:font-style="italic" style:text-underline-style="solid" style:text-underline-width="auto" style:text-underline-color="font-color" fo:font-weight="normal" fo:background-color="transparent" style:font-size-asian="10.5pt" style:font-size-complex="12pt"/>
    </style:style>
    <style:style style:name="T21" style:family="text">
      <style:text-properties fo:font-variant="normal" fo:text-transform="none" fo:color="#1155cc" style:font-name="Times New Roman" fo:font-size="12pt" fo:letter-spacing="normal" fo:font-style="italic" style:text-underline-style="solid" style:text-underline-width="auto" style:text-underline-color="font-color" fo:font-weight="normal" fo:background-color="transparent" style:font-size-asian="10.5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 dell'applicazione</text:p>
      <text:p text:style-name="Standard"/>
      <text:p text:style-name="Standard">Il concept di partenza dell'applicazione prevedeva che si studiasse la fattibilità di un'applicazione Web per la stesura di appunti, dedicata a dispositivi mobile quali tablet e smartphone. L'applicazione non avrebbe dovuto richiedere quindi d'essere installata, ne quindi l'utilizzo di particolari plug-in. L'unico pre-requisito di cui l'utente doveva essere in possesso era un browser web compatibile con HTML5 e JavaScript. </text:p>
      <text:p text:style-name="Standard">L'applicazione era volta ad offrire uno strumento multimediale per la stesura di appunti con notevoli funzionalità a disposizione: tra le funzionalità che dovevano essere esplorate vi era la possibilità di registrare la traccia audio proveniente dall'esterno e nel mentre prendere anche appunti. Una volta terminata la registrazione, doveva essere poi possibile selezionarla, ascoltarla e visionare in tempo reale la stesura dei tratti in sincronia con l'avanzare della traccia. <text:s/>Un'altra funzionalità proposta era poi quella di poter prendere appunti in maniera condivisa tra più utenti, in modo da interagire nella stessa area di lavoro. </text:p>
      <text:p text:style-name="Standard"/>
      <text:p text:style-name="Standard"/>
      <text:p text:style-name="P1">Fase di analisi</text:p>
      <text:p text:style-name="P2"/>
      <text:p text:style-name="P2">E' stata necessaria quindi un'accurata fase di analisi per capire l'effettiva fattibilità dell'applicazione da realizzare utilizzando le tecnologie indicate dal tutor aziendale e soprattutto se le varie funzionalità da implementare fossero o meno implementabili. </text:p>
      <text:p text:style-name="P2"/>
      <text:p text:style-name="P2"><text:span text:style-name="T1">Studio dei competitors</text:span><text:line-break/>Nella prima fase di analisi è stata svolta un'accurata ricerca delle applicazioni simili già disponibili sul web, verificandone le funzionalità fornite, le tecnologie utilizzate e la compatibilità con i dispositivi mobile. Di seguito verranno quindi elencate quelle principali e più interessanti individuate: <text:s/></text:p>
      <text:p text:style-name="P2"/>
      <text:p text:style-name="Standard"><text:bookmark text:name="internal-source-marker_0.7574578311759979"/><text:span text:style-name="T14">Twiddla:</text:span><text:a xlink:type="simple" xlink:href="http://www.twiddla.com/"><text:span text:style-name="T15"> </text:span></text:a><text:a xlink:type="simple" xlink:href="http://www.twiddla.com/"><text:span text:style-name="T21">http://www.twiddla.com/</text:span></text:a><text:span text:style-name="T15"> </text:span><text:span text:style-name="T16">- Nella sua versione gratuita il software mette a disposizione una serie di funzioalità che sono poi espanse nelle varie soluzioni a pagamento. Twiddla base fornisce:</text:span></text:p>
      <text:p text:style-name="P3"/>
      <text:list xml:id="list688532376" text:style-name="L1">
        <text:list-item>
          <text:p text:style-name="P4">Possibilità di condividere un medesimo foglio elettronico tra più utenti (testato fino a 5 utenti)</text:p>
        </text:list-item>
        <text:list-item>
          <text:p text:style-name="P4">Mette a disposizione vari strumenti per il disegno, nel dettaglio matita, gomma, forme geometriche, immissione di testa, cambio colore</text:p>
        </text:list-item>
        <text:list-item>
          <text:p text:style-name="P4">Strumenti di taglio, copia, incolla ma non di una porzione a piacimento del foglio quanto piuttosto di uno specifico tratto</text:p>
        </text:list-item>
        <text:list-item>
          <text:p text:style-name="P4">Possibilità di dare inizio ad un’audioconferenza</text:p>
        </text:list-item>
        <text:list-item>
          <text:p text:style-name="P4">Possibilità di importare documenti di vari tipi (PDF, DOC, JPG)</text:p>
        </text:list-item>
      </text:list>
      <text:p text:style-name="P3"/>
      <text:p text:style-name="P3"><text:span text:style-name="T2">Tecnologie utilizzate</text:span>: <text:s/>Flash</text:p>
      <text:p text:style-name="P3"><text:span text:style-name="T2">Compatibilità con dispositivi mobile e tablet</text:span>: No</text:p>
      <text:p text:style-name="P3"/>
      <text:p text:style-name="P3"/>
      <text:p text:style-name="Standard"><text:span text:style-name="T14">Big Blue Button:</text:span><text:a xlink:type="simple" xlink:href="http://www.bigbluebutton.org/"><text:span text:style-name="T15"> </text:span></text:a><text:a xlink:type="simple" xlink:href="http://www.bigbluebutton.org/"><text:span text:style-name="T21">http://www.bigbluebutton.org/</text:span></text:a><text:span text:style-name="T15"> </text:span><text:span text:style-name="T16">- Il software ha un approccio particolare alla tematica della condivisione di appunti e mette a disposizione le seguenti funzionalità:</text:span></text:p>
      <text:p text:style-name="P3"/>
      <text:list xml:id="list1345926705" text:style-name="L2">
        <text:list-item>
          <text:p text:style-name="P5">Possibilità di parteciparљe ad una sessione di chat e condivisione tra più utenti (testato fino a 6 utenti)</text:p>
        </text:list-item>
        <text:list-item>
          <text:p text:style-name="P5">Possibilità di condividere documenti (PDF, DOC, JPG)</text:p>
        </text:list-item>
        <text:list-item>
          <text:p text:style-name="P5">L’interazione con il foglio virtuale avviene da parte di un unico utente che si prenota per <text:soft-page-break/>ottenere il permesso di interagire che gli verrà consegnato dall’utente che in quel momento lo detiene</text:p>
        </text:list-item>
        <text:list-item>
          <text:p text:style-name="P5">Gli strumenti per l’editing non sono così potenti e forniscono poche opzioni. Elemento distintivo è la presenza di un puntatore a schermo, sempre visibile, che permette all’utente di indicare particolari porzioni del documento che sta mostrando</text:p>
        </text:list-item>
        <text:list-item>
          <text:p text:style-name="P5">Presenza di una chat testuale, audio ed anche video</text:p>
        </text:list-item>
      </text:list>
      <text:p text:style-name="P3"/>
      <text:p text:style-name="P3"><text:span text:style-name="T2">Tecnologie utilizzate</text:span>: Flash</text:p>
      <text:p text:style-name="P3"><text:span text:style-name="T2">Compatibilità con dispositivi mobile e table</text:span>t: No</text:p>
      <text:p text:style-name="P3"/>
      <text:p text:style-name="P3"/>
      <text:p text:style-name="Standard"><text:span text:style-name="T14">Scriblink:</text:span><text:a xlink:type="simple" xlink:href="http://www.scriblink.com/"><text:span text:style-name="T15"> </text:span></text:a><text:a xlink:type="simple" xlink:href="http://www.scriblink.com/"><text:span text:style-name="T21">http://www.scriblink.com/</text:span></text:a><text:span text:style-name="T15"> </text:span><text:span text:style-name="T16">- Editor di disegno condiviso che permette, come i suoi predecessori, di invitare più utenti ad una stessa sessione. Mette a disposizione i seguenti strumenti:</text:span></text:p>
      <text:p text:style-name="P3"/>
      <text:list xml:id="list1369050393" text:style-name="L3">
        <text:list-item>
          <text:p text:style-name="P6">Possibilità di condividere il medesimo foglio di lavoro tra più utenti (testato fino a 5 utenti)</text:p>
        </text:list-item>
        <text:list-item>
          <text:p text:style-name="P6">Più strumenti per il disegno. Nel dettaglio avremo penna, forme, scrittura, cancellazione, possibilità di scegliere colore e forma ed inoltre la possibilità di immettere formule matematiche e simboli particolari</text:p>
        </text:list-item>
        <text:list-item>
          <text:p text:style-name="P6">Possibilità di salvare il proprio lavoro che verrà inviato per mail in formato link che porterà nuovamente al foglio di lavoro ancora editabile</text:p>
        </text:list-item>
        <text:list-item>
          <text:p text:style-name="P6">Possibilità di audiochat</text:p>
        </text:list-item>
        <text:list-item>
          <text:p text:style-name="P6">Possibilità di upload immagini e scambio file (apparentemente non funzionano)</text:p>
        </text:list-item>
      </text:list>
      <text:p text:style-name="P3"/>
      <text:p text:style-name="P3"><text:span text:style-name="T2">Tecnologie utilizzate</text:span>: necessita della versione di Java superiore o uguale alla 1.5</text:p>
      <text:p text:style-name="P3"><text:span text:style-name="T2">Compatibilità con dispositivi mobile e tablet</text:span>: No</text:p>
      <text:p text:style-name="P3"/>
      <text:p text:style-name="P3"/>
      <text:p text:style-name="Standard"><text:span text:style-name="T14">Muro - DeviantArt -</text:span><text:a xlink:type="simple" xlink:href="http://muro.deviantart.com/"><text:span text:style-name="T15"> </text:span></text:a><text:a xlink:type="simple" xlink:href="http://muro.deviantart.com/"><text:span text:style-name="T21">http://muro.deviantart.com/</text:span></text:a><text:span text:style-name="T15"> </text:span><text:span text:style-name="T16">- Muro di Deviant Art è forse il più avanzato editor di disegno disponibile sul web. Non permette di condividere contemporaneamente il medesimo foglio di lavoro tra più utenti ma le funzionalità di cui è fornito sono molto potenti:</text:span></text:p>
      <text:p text:style-name="P3"/>
      <text:list xml:id="list1314334502" text:style-name="L4">
        <text:list-item>
          <text:p text:style-name="P7">Grande quantità di strumenti per il disegno che lo accomunano a strumenti più professionali come Adobe Phtoshop (molte tipologie di pennelli, possibilità di definire l’opacità del tratto ecc)</text:p>
        </text:list-item>
        <text:list-item>
          <text:p text:style-name="P7">Disponibilità di una grandissima quantità di filtri per l’immagine</text:p>
        </text:list-item>
        <text:list-item>
          <text:p text:style-name="P7">Possibilità di utilizzare più livelli per il disegno</text:p>
        </text:list-item>
        <text:list-item>
          <text:p text:style-name="P7">Possibilità di importare immagini</text:p>
        </text:list-item>
        <text:list-item>
          <text:p text:style-name="P7">Possibilità di salvare il file all’interno del proprio account DeviantArt</text:p>
        </text:list-item>
        <text:list-item>
          <text:p text:style-name="P7">Possibilità di esportare l’immagine in formato PNG</text:p>
        </text:list-item>
        <text:list-item>
          <text:p text:style-name="P7">Compatibilità con tavolette grafiche</text:p>
        </text:list-item>
      </text:list>
      <text:p text:style-name="P3"/>
      <text:p text:style-name="P3"><text:span text:style-name="T2">Tecnologie utilizzate</text:span>: HTML5 e JavaScript</text:p>
      <text:p text:style-name="P3"><text:span text:style-name="T2">Compatibilità con dispositivi mobile e tablet</text:span>: Si</text:p>
      <text:p text:style-name="P3"/>
      <text:p text:style-name="P3"/>
      <text:p text:style-name="P9"><text:bookmark text:name="internal-source-marker_0.75745783117599791"/>Dispositivi mobile ed applicazioni web per il disegno: la situazione.</text:p>
      <text:p text:style-name="P8">Attualmente esiste una piccolissima quantità di applicazioni web per il disegno in grado di fornire la compatibilità a dispositivi mobile come smartphone e tablet. Come già accennato, unicamente Muro di DeviantArt permette di poter disegnare ed interagire con l’applicazione in maniera soddisfacente. Questo perché utilizza una tecnologia compatibile con i browser dei vari dispositivi (HTML5 e Javascript) e soprattutto prevede l’interazione tramite input via touch screen e non solo mouse, <text:soft-page-break/>elemento questo fondammentale in quanto è l'unico modo per permettere ai tablet di poter disegnare sulla superficie di un foglio virtual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imes" svg:font-family="Time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4T17:53:11</meta:creation-date>
    <meta:generator>LibreOffice/3.4$Unix LibreOffice_project/340m1$Build-402</meta:generator>
    <dc:date>2012-07-05T10:32:32</dc:date>
    <meta:editing-duration>PT59M57S</meta:editing-duration>
    <meta:editing-cycles>3</meta:editing-cycles>
    <meta:document-statistic meta:table-count="0" meta:image-count="0" meta:object-count="0" meta:page-count="3" meta:paragraph-count="42" meta:word-count="856" meta:character-count="5822" meta:non-whitespace-character-count="5023"/>
  </office:meta>
</office:document-meta>
</file>